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1da3c6" officeooo:paragraph-rsid="001da3c6" style:font-size-asian="15.75pt" style:font-size-complex="18pt"/>
    </style:style>
    <style:style style:name="P2" style:family="paragraph" style:parent-style-name="Standard">
      <style:text-properties fo:font-size="18pt" style:text-underline-style="none" officeooo:rsid="001da3c6" officeooo:paragraph-rsid="001da3c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e4d23" officeooo:paragraph-rsid="001e4d23" style:font-size-asian="15.75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deef3" officeooo:paragraph-rsid="001deef3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e4d23" officeooo:paragraph-rsid="001e4d2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e4d23" officeooo:paragraph-rsid="001e4d23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2pt" style:text-underline-style="none" officeooo:rsid="001deef3" officeooo:paragraph-rsid="001deef3" style:font-size-asian="10.5pt" style:font-size-complex="12pt"/>
    </style:style>
    <style:style style:name="P8" style:family="paragraph" style:parent-style-name="Standard" style:list-style-name="L2">
      <style:text-properties fo:font-size="12pt" style:text-underline-style="none" officeooo:rsid="001e4d23" officeooo:paragraph-rsid="001e4d2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e4d23" officeooo:paragraph-rsid="001e4d23" style:font-size-asian="10.5pt" style:font-size-complex="12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style:text-underline-style="none" officeooo:rsid="001e4d23" officeooo:paragraph-rsid="001e4d23" style:font-size-asian="10.5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style:text-underline-style="none" officeooo:rsid="001e4d23" officeooo:paragraph-rsid="001e4d23" style:font-size-asian="10.5pt" style:font-size-complex="12pt"/>
    </style:style>
    <style:style style:name="P12" style:family="paragraph" style:parent-style-name="Standard">
      <style:text-properties fo:font-size="13pt" officeooo:rsid="001da3c6" officeooo:paragraph-rsid="001da3c6" style:font-size-asian="11.3500003814697pt" style:font-size-complex="13pt"/>
    </style:style>
    <style:style style:name="P13" style:family="paragraph" style:parent-style-name="Standard">
      <style:text-properties fo:font-size="13pt" officeooo:rsid="001da3c6" officeooo:paragraph-rsid="001dbbf5" style:font-size-asian="11.3500003814697pt" style:font-size-complex="13pt"/>
    </style:style>
    <style:style style:name="P14" style:family="paragraph" style:parent-style-name="Standard">
      <style:text-properties fo:font-size="13pt" officeooo:rsid="001dbbf5" officeooo:paragraph-rsid="001dbbf5" style:font-size-asian="11.3500003814697pt" style:font-size-complex="13pt"/>
    </style:style>
    <style:style style:name="P15" style:family="paragraph" style:parent-style-name="Standard">
      <style:text-properties fo:font-size="15pt" officeooo:rsid="001deef3" officeooo:paragraph-rsid="001deef3" style:font-size-asian="13.1000003814697pt" style:font-size-complex="15pt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1deef3" officeooo:paragraph-rsid="001deef3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1dbbf5" officeooo:paragraph-rsid="001dbbf5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none" officeooo:rsid="001deef3" officeooo:paragraph-rsid="001deef3" style:font-size-asian="13.1000003814697pt" style:font-size-complex="15pt"/>
    </style:style>
    <style:style style:name="P19" style:family="paragraph" style:parent-style-name="Standard">
      <style:text-properties fo:font-size="20pt" style:text-underline-style="none" fo:font-weight="bold" officeooo:rsid="001deef3" officeooo:paragraph-rsid="001deef3" style:font-size-asian="17.5pt" style:font-weight-asian="bold" style:font-size-complex="20pt" style:font-weight-complex="bold"/>
    </style:style>
    <style:style style:name="P20" style:family="paragraph" style:parent-style-name="Standard">
      <style:text-properties officeooo:paragraph-rsid="001deef3"/>
    </style:style>
    <style:style style:name="P21" style:family="paragraph" style:parent-style-name="Standard" style:list-style-name="L1">
      <style:text-properties officeooo:paragraph-rsid="001deef3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style:text-underline-style="solid" style:text-underline-width="auto" style:text-underline-color="font-color" style:font-size-asian="21pt" style:font-size-complex="24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T4" style:family="text">
      <style:text-properties fo:font-size="24pt" fo:font-weight="bold" style:font-size-asian="21pt" style:font-weight-asian="bold" style:font-size-complex="24pt" style:font-weight-complex="bold"/>
    </style:style>
    <style:style style:name="T5" style:family="text">
      <style:text-properties officeooo:rsid="001dbbf5"/>
    </style:style>
    <style:style style:name="T6" style:family="text">
      <style:text-properties officeooo:rsid="001deef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deef3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style:text-underline-style="none" style:font-size-asian="10.5pt" style:font-size-complex="12pt"/>
    </style:style>
    <style:style style:name="T11" style:family="text">
      <style:text-properties fo:font-size="12pt" style:text-underline-style="none" officeooo:rsid="001deef3" style:font-size-asian="10.5pt" style:font-size-complex="12pt"/>
    </style:style>
    <style:style style:name="T12" style:family="text">
      <style:text-properties fo:font-size="12pt" style:text-underline-style="none" officeooo:rsid="001e4d23" style:font-size-asian="10.5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8"/></text:span><text:span text:style-name="T4"><text:s text:c="2"/></text:span><text:span text:style-name="T3">RESUME</text:span></text:p>
      <text:p text:style-name="P19">BHAMA N S</text:p>
      <text:p text:style-name="P2"><text:span text:style-name="T1"/></text:p>
      <text:p text:style-name="P17">PERSONAL INFORMATION</text:p>
      <text:p text:style-name="P17"/>
      <text:p text:style-name="P12"/>
      <text:p text:style-name="P12">AGE <text:s text:c="26"/>: <text:s text:c="6"/>18</text:p>
      <text:p text:style-name="P14">DOB <text:s text:c="26"/>: <text:s text:c="6"/>04/01/2007</text:p>
      <text:p text:style-name="P13">ADDRESS <text:s text:c="17"/>: <text:s text:c="5"/>PUTHEZHATHU NIKARTHIL (THIRUVATHIRA) VARANAD <text:s text:c="5"/></text:p>
      <text:p text:style-name="P13"><text:s text:c="43"/><text:span text:style-name="T5">P </text:span>O <text:s text:c="2"/>CHERTHALA,ALAPPUZHA ,688539</text:p>
      <text:p text:style-name="P12">CONTACT <text:s text:c="17"/>: <text:s text:c="4"/>9188657949</text:p>
      <text:p text:style-name="P12">EMAIL <text:s text:c="23"/>: <text:s text:c="5"/><text:a xlink:type="simple" xlink:href="mailto:nsbhama7@gmail.com" text:style-name="Internet_20_link" text:visited-style-name="Visited_20_Internet_20_Link">nsbhama7@gmail.com</text:a></text:p>
      <text:p text:style-name="P14">BLOOD GROUP <text:s text:c="7"/>: <text:s text:c="5"/>O +VE</text:p>
      <text:p text:style-name="P15"/>
      <text:p text:style-name="P16">EDUCATION </text:p>
      <text:p text:style-name="P16"/>
      <text:p text:style-name="P7">B-TECH ENGINEERING STUDENT AT ADI SHANKARA KALADY,KERALA</text:p>
      <text:p text:style-name="P7">ELECTRONICS AND BIOMEDICAL </text:p>
      <text:p text:style-name="P7">2024-2028</text:p>
      <text:p text:style-name="P18">(APJ) <text:span text:style-name="T9">ABDUL KALAM TECHNICAL UNIVERSITY</text:span></text:p>
      <text:p text:style-name="P18"><text:span text:style-name="T9"/></text:p>
      <text:p text:style-name="P4">ACHIEVEMENTS</text:p>
      <text:p text:style-name="P4"/>
      <text:list xml:id="list92912203" text:style-name="L1">
        <text:list-item>
          <text:p text:style-name="P21"><text:span text:style-name="T11">D ZONE KTU VOLLEYBALL CHAMPIONS <text:s/></text:span></text:p>
        </text:list-item>
        <text:list-item>
          <text:p text:style-name="P21"><text:span text:style-name="T11">INTER ZONE <text:s/>KTU VOLLEYBALL CHAMPIONS</text:span></text:p>
        </text:list-item>
        <text:list-item>
          <text:p text:style-name="P21"><text:span text:style-name="T11">ALL INDIA NATIONAL LEVEL UNIVERSITY <text:s/>REPRESENTING KTU <text:s/>CONDUCTED BY TAMIL NAD</text:span><text:span text:style-name="T12">U</text:span></text:p>
        </text:list-item>
      </text:list>
      <text:p text:style-name="P20"><text:span text:style-name="T12"/></text:p>
      <text:p text:style-name="P5"><text:span text:style-name="T6">L</text:span>ANGUAGE</text:p>
      <text:p text:style-name="P5"/>
      <text:list xml:id="list1001735707" text:style-name="L2">
        <text:list-item>
          <text:p text:style-name="P8">MALAYALAM </text:p>
        </text:list-item>
        <text:list-item>
          <text:p text:style-name="P8">TAMIL</text:p>
        </text:list-item>
        <text:list-item>
          <text:p text:style-name="P8">ENGLISH</text:p>
        </text:list-item>
      </text:list>
      <text:p text:style-name="P9"/>
      <text:p text:style-name="P9"/>
      <text:p text:style-name="P6">SKILLS</text:p>
      <text:p text:style-name="P3"/>
      <text:list xml:id="list561700780" text:style-name="L4">
        <text:list-item>
          <text:p text:style-name="P11">PROBLEM SOLVING</text:p>
        </text:list-item>
        <text:list-item>
          <text:p text:style-name="P11">TEAM WORK</text:p>
        </text:list-item>
        <text:list-item>
          <text:p text:style-name="P11">LEADERSHIP</text:p>
        </text:list-item>
        <text:list-item>
          <text:p text:style-name="P11">TIME MANAGEMENT</text:p>
        </text:list-item>
        <text:list-item>
          <text:p text:style-name="P11">ADAPTABILITY</text:p>
        </text:list-item>
        <text:list-item>
          <text:p text:style-name="P11">COMMUNICATION</text:p>
        </text:list-item>
      </text:list>
      <text:p text:style-name="P10"><text:s text:c="4"/></text:p>
      <text:p text:style-name="P9"><text:soft-pag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4:03.045352429</meta:creation-date>
    <dc:date>2025-03-21T11:49:15.101186796</dc:date>
    <meta:editing-duration>PT2M18S</meta:editing-duration>
    <meta:editing-cycles>1</meta:editing-cycles>
    <meta:document-statistic meta:table-count="0" meta:image-count="0" meta:object-count="0" meta:page-count="2" meta:paragraph-count="31" meta:word-count="98" meta:character-count="862" meta:non-whitespace-character-count="566"/>
    <meta:generator>LibreOffice/7.3.7.2$Linux_X86_64 LibreOffice_project/30$Build-2</meta:generator>
  </office:meta>
</office:document-meta>
</file>